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4.3453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b66c"/>
    </style:style>
    <style:style style:name="ce4" style:family="table-cell" style:parent-style-name="Default">
      <style:table-cell-properties fo:background-color="#ff4000"/>
    </style:style>
    <style:style style:name="ce5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446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0x7F</text:p>
          </table:table-cell>
          <table:table-cell table:style-name="ce1" office:value-type="string" calcext:value-type="string">
            <text:p>sdhc_spi_go_idle</text:p>
          </table:table-cell>
          <table:table-cell table:style-name="ce1" table:number-columns-repeated="1019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MD0 software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9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RC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wa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Response R1 : in indl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table:style-name="ce4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0x48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FF</text:p>
          </table:table-cell>
          <table:table-cell table:style-name="ce1" office:value-type="string" calcext:value-type="string">
            <text:p>CMD8 <text:s/>Check voltage range.</text:p>
          </table:table-cell>
          <table:table-cell table:style-name="ce1" office:value-type="string" calcext:value-type="string">
            <text:p>sdhc_spi_check_interface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AA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87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office:value-type="string" calcext:value-type="string">
            <text:p>w8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R7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R7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style-name="ce1" office:value-type="string" calcext:value-type="string">
            <text:p>R7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R7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AA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  <table:table-cell table:style-name="ce1" office:value-type="string" calcext:value-type="string">
            <text:p>R7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4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MD59 CRC_ON_OFF</text:p>
          </table:table-cell>
          <table:table-cell office:value-type="string" calcext:value-type="string">
            <text:p>sdhc_spi_cmd_r1_id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RC ON!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Response R1 : in indle st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0x77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  <table:table-cell table:style-name="ce1" office:value-type="string" calcext:value-type="string">
            <text:p>CMD55 APP_CMD : next command will be app speciffic</text:p>
          </table:table-cell>
          <table:table-cell table:style-name="ce1" office:value-type="string" calcext:value-type="string">
            <text:p>sdhc_spi_cmd_r1_raw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65</text:p>
          </table:table-cell>
          <table:table-cell table:style-name="ce1" office:value-type="string" calcext:value-type="string">
            <text:p>0xFF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style-name="ce1" office:value-type="string" calcext:value-type="string">
            <text:p>Response R1 : in indle state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4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CMD41 :SD_SEND_OP_COND begin initialization process.</text:p>
          </table:table-cell>
          <table:table-cell office:value-type="string" calcext:value-type="string">
            <text:p>sdhc_spi_cmd_r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0x4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0x77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w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Response R1 : in indl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77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CMD55 APP_CMD : next command will be app speciffic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65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Response R1 : in indle state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CMD41 :SD_SEND_OP_COND begin initialization process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>
            <text:p>Response R1 : 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7A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CMD58 : READ_OCR. Reads the OCR register of a card. CCS bit is assigned to OCR[30].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D</text:p>
          </table:table-cell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CRC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0xFF</text:p>
          </table:table-cell>
          <table:table-cell table:style-name="ce1" office:value-type="string" calcext:value-type="string">
            <text:p>w8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Response R3. This is R1, so zero errors, no idle.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C0</text:p>
          </table:table-cell>
          <table:table-cell table:style-name="ce1" office:value-type="string" calcext:value-type="string">
            <text:p>OCR byte1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0xFF</text:p>
          </table:table-cell>
          <table:table-cell table:style-name="ce1" office:value-type="string" calcext:value-type="string">
            <text:p>OCR byte2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80</text:p>
          </table:table-cell>
          <table:table-cell table:style-name="ce1" office:value-type="string" calcext:value-type="string">
            <text:p>OCR byte3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OCR byte4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0xFF</text:p>
          </table:table-cell>
          <table:table-cell table:style-name="ce1" office:value-type="string" calcext:value-type="string">
            <text:p>w8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0x50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office:value-type="string" calcext:value-type="string">
            <text:p>CMD16 : SET_BLOCKLEN</text:p>
          </table:table-cell>
          <table:table-cell table:style-name="ce1" office:value-type="string" calcext:value-type="string">
            <text:p>sdhc_spi_cmd_r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office:value-type="string" calcext:value-type="string">
            <text:p>0x0200 == 512 byt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15</text:p>
          </table:table-cell>
          <table:table-cell table:style-name="ce1" office:value-type="string" calcext:value-type="string">
            <text:p>0xFF</text:p>
          </table:table-cell>
          <table:table-cell table:number-columns-repeated="2"/>
          <table:table-cell table:style-name="ce1" table:number-columns-repeated="1020"/>
        </table:table-row>
        <table:table-row table:style-name="ro1">
          <table:table-cell table:number-columns-repeated="2" table:style-name="ce1" office:value-type="string" calcext:value-type="string">
            <text:p>0xFF</text:p>
          </table:table-cell>
          <table:table-cell table:number-columns-repeated="2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0xFF</text:p>
          </table:table-cell>
          <table:table-cell table:style-name="ce1" office:value-type="string" calcext:value-type="string">
            <text:p>0x05</text:p>
          </table:table-cell>
          <table:table-cell table:number-columns-repeated="2"/>
          <table:table-cell table:style-name="ce1" office:value-type="string" calcext:value-type="string">
            <text:p>Illegal command + In idle state</text:p>
          </table:table-cell>
          <table:table-cell table:style-name="ce1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MD9 : SEND_CSD</text:p>
          </table:table-cell>
          <table:table-cell office:value-type="string" calcext:value-type="string">
            <text:p>sdhc_spi_cmd_r1(data, SDHC_SEND_CSD, 0)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0xF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0x00</text:p>
          </table:table-cell>
          <table:table-cell office:value-type="string" calcext:value-type="string">
            <text:p>Illegal command + In idle stat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 table:style-name="ce3" office:value-type="string" calcext:value-type="string">
            <text:p>0xFF</text:p>
          </table:table-cell>
          <table:table-cell table:number-columns-repeated="2"/>
          <table:table-cell table:style-name="ce3" office:value-type="string" calcext:value-type="string">
            <text:p>I guess here it tries to initialize once again from scratch.</text:p>
          </table:table-cell>
          <table:table-cell table:style-name="ce3" table:number-columns-repeated="1019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  <table:table-cell table:number-columns-repeated="2"/>
          <table:table-cell office:value-type="string" calcext:value-type="string">
            <text:p>CMD0 software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95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E5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0x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5</text:p>
          </table:table-cell>
          <table:table-cell table:number-columns-repeated="1022"/>
        </table:table-row>
      </table:table>
      <table:table table:name="47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E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8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D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A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C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9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8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B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5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A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6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9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B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26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53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D4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2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FE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7F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table:number-columns-repeated="2" office:value-type="string" calcext:value-type="string">
            <text:p>0x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01T10:15:39.726691458</dc:date>
    <meta:editing-duration>PT42M6S</meta:editing-duration>
    <meta:editing-cycles>5</meta:editing-cycles>
    <meta:document-statistic meta:table-count="2" meta:cell-count="5422" meta:object-count="0"/>
  </office:meta>
</office:document-meta>
</file>